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anjari" fo:font-weight="bold" officeooo:rsid="00112ce9" officeooo:paragraph-rsid="00112ce9" style:font-weight-asian="bold" style:font-weight-complex="bold"/>
    </style:style>
    <style:style style:name="T1" style:family="text">
      <style:text-properties officeooo:rsid="0012a0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B</text:p>
      <text:p text:style-name="P1">Write a program to implement an address book with options given below: a) Create addressbook. b) View address book. c) Insert a record. d) Delete a record. e) Modify a record. f) Exit</text:p>
      <text:p text:style-name="P1"/>
      <text:p text:style-name="P1">Name-Srushti Jinchandra Mule</text:p>
      <text:p text:style-name="P1">Roll no -3342</text:p>
      <text:p text:style-name="P1">Date-</text:p>
      <text:p text:style-name="P1"/>
      <text:p text:style-name="P1">#CODE</text:p>
      <text:p text:style-name="P1"/>
      <text:p text:style-name="P1"/>
      <text:p text:style-name="P1"/>
      <text:p text:style-name="P1">name=-1</text:p>
      <text:p text:style-name="P1">city=-1</text:p>
      <text:p text:style-name="P1">code=-1</text:p>
      <text:p text:style-name="P1">phn=-1</text:p>
      <text:p text:style-name="P1">cnt=-1</text:p>
      <text:p text:style-name="P1">ch=0</text:p>
      <text:p text:style-name="P1"/>
      <text:p text:style-name="P1"/>
      <text:p text:style-name="P1">while [ $ch -ne 7 ]</text:p>
      <text:p text:style-name="P1">do </text:p>
      <text:p text:style-name="P1"><text:tab/>echo "\n\tAddress Database\n\t------------------\n1. Create Database\n2. View database\n3. Insert a record"</text:p>
      <text:p text:style-name="P1"><text:tab/>echo "4. Delete a record\n5. Search a record. \n6.Modify A Record.\n7.Exit.."</text:p>
      <text:p text:style-name="P1"><text:tab/>echo "\nYour Choice : "</text:p>
      <text:p text:style-name="P1"><text:tab/>read ch</text:p>
      <text:p text:style-name="P1"/>
      <text:p text:style-name="P1"><text:tab/>case $ch in</text:p>
      <text:p text:style-name="P1"/>
      <text:p text:style-name="P1"><text:tab/>1) <text:tab/>#Creating the database :</text:p>
      <text:p text:style-name="P1"><text:tab/><text:tab/>echo "\n Address Database : \nEnter the File Name : "</text:p>
      <text:p text:style-name="P1"><text:tab/><text:tab/>read fname</text:p>
      <text:p text:style-name="P1"><text:tab/><text:tab/>touch $fname<text:tab/><text:tab/>#file creation </text:p>
      <text:p text:style-name="P1"/>
      <text:p text:style-name="P1"><text:tab/><text:tab/>echo "\nEnter the no. of records to be entered in the file $fname : "</text:p>
      <text:p text:style-name="P1"><text:tab/><text:tab/>read n</text:p>
      <text:p text:style-name="P1"><text:tab/><text:tab/>i=$n</text:p>
      <text:p text:style-name="P1"><text:tab/><text:tab/></text:p>
      <text:p text:style-name="P1"><text:tab/><text:tab/>while [ $i != 0 ]</text:p>
      <text:p text:style-name="P1"><text:tab/><text:tab/>do</text:p>
      <text:p text:style-name="P1"><text:tab/><text:tab/><text:tab/><text:tab/><text:tab/></text:p>
      <text:p text:style-name="P1"><text:tab/><text:tab/><text:tab/>echo "\nEnter Name : "</text:p>
      <text:p text:style-name="P1"><text:tab/><text:tab/><text:tab/>read name</text:p>
      <text:p text:style-name="P1"><text:tab/></text:p>
      <text:p text:style-name="P1"><text:tab/><text:tab/><text:tab/>echo "\nEnter city : "</text:p>
      <text:p text:style-name="P1"><text:tab/><text:tab/><text:tab/>read city</text:p>
      <text:p text:style-name="P1"><text:tab/><text:tab/><text:tab/></text:p>
      <text:p text:style-name="P1"><text:tab/><text:tab/><text:tab/>echo "\nEnter zipcode : "</text:p>
      <text:p text:style-name="P1"><text:tab/><text:tab/><text:tab/>read code</text:p>
      <text:p text:style-name="P1"><text:soft-page-break/><text:tab/><text:tab/><text:tab/><text:tab/> </text:p>
      <text:p text:style-name="P1"><text:tab/><text:tab/><text:tab/>echo "\nEnter moblie : "</text:p>
      <text:p text:style-name="P1"><text:tab/><text:tab/><text:tab/>read phn</text:p>
      <text:p text:style-name="P1"/>
      <text:p text:style-name="P1"><text:tab/><text:tab/><text:tab/>echo "\n$name \t\t$city\t\t$code\t\t$phn"</text:p>
      <text:p text:style-name="P1"><text:tab/><text:tab/><text:tab/>echo "\n$name \t\t$city\t\t$code\t\t$phn" &gt;&gt; <text:tab/><text:tab/><text:tab/><text:tab/>$fname</text:p>
      <text:p text:style-name="P1"><text:tab/><text:tab/><text:tab/>echo "\n Your data is stored in the file."</text:p>
      <text:p text:style-name="P1"/>
      <text:p text:style-name="P1"><text:tab/><text:tab/><text:tab/>#code=-1</text:p>
      <text:p text:style-name="P1"><text:tab/><text:tab/><text:tab/>#phn=-1</text:p>
      <text:p text:style-name="P1"><text:tab/><text:tab/><text:tab/></text:p>
      <text:p text:style-name="P1"><text:tab/><text:tab/>i=`expr $i - 1`</text:p>
      <text:p text:style-name="P1"><text:tab/><text:tab/>done</text:p>
      <text:p text:style-name="P1"><text:tab/>;;</text:p>
      <text:p text:style-name="P1"/>
      <text:p text:style-name="P1"><text:tab/>2) <text:tab/>#View database :</text:p>
      <text:p text:style-name="P1"><text:tab/><text:tab/>echo "\n\t\tADDRESS DATABASE"</text:p>
      <text:p text:style-name="P1"><text:tab/><text:tab/>echo "....................................................................................................."</text:p>
      <text:p text:style-name="P1"><text:tab/><text:tab/>echo "\nName\t\tCity\t\tZipcode\t\tMobile"</text:p>
      <text:p text:style-name="P1"><text:tab/><text:tab/>echo "....................................................................................................."</text:p>
      <text:p text:style-name="P1"><text:tab/><text:tab/>cat $fname</text:p>
      <text:p text:style-name="P1"><text:tab/><text:tab/>echo "....................................................................................................."</text:p>
      <text:p text:style-name="P1"><text:tab/>;;<text:tab/></text:p>
      <text:p text:style-name="P1"/>
      <text:p text:style-name="P1"/>
      <text:p text:style-name="P1"><text:tab/>3) <text:tab/>#Insert : </text:p>
      <text:p text:style-name="P1"><text:tab/><text:tab/></text:p>
      <text:p text:style-name="P1"><text:tab/><text:tab/></text:p>
      <text:p text:style-name="P1"><text:tab/><text:tab/>echo "\nEnter Name : "</text:p>
      <text:p text:style-name="P1"><text:tab/><text:tab/>read name</text:p>
      <text:p text:style-name="P1"/>
      <text:p text:style-name="P1"><text:tab/><text:tab/>echo "\nEnter City : "</text:p>
      <text:p text:style-name="P1"><text:tab/><text:tab/>read city</text:p>
      <text:p text:style-name="P1"><text:tab/><text:tab/></text:p>
      <text:p text:style-name="P1"/>
      <text:p text:style-name="P1"><text:tab/><text:tab/>while [ $code -lt 0 ]</text:p>
      <text:p text:style-name="P1"><text:tab/><text:tab/>do </text:p>
      <text:p text:style-name="P1"><text:tab/><text:tab/><text:tab/>echo "\nEnter Zipcode : "</text:p>
      <text:p text:style-name="P1"><text:tab/><text:tab/><text:tab/>read code</text:p>
      <text:p text:style-name="P1"><text:tab/><text:tab/>done</text:p>
      <text:p text:style-name="P1"/>
      <text:p text:style-name="P1"><text:tab/><text:tab/>while [ $phn -lt 0 ]</text:p>
      <text:p text:style-name="P1"><text:tab/><text:tab/>do </text:p>
      <text:p text:style-name="P1"><text:tab/><text:tab/><text:tab/>echo "\nEnter Mobile : "</text:p>
      <text:p text:style-name="P1"><text:tab/><text:tab/><text:tab/>read phn</text:p>
      <text:p text:style-name="P1"><text:tab/><text:tab/>done</text:p>
      <text:p text:style-name="P1"/>
      <text:p text:style-name="P1"><text:tab/><text:tab/></text:p>
      <text:p text:style-name="P1"><text:tab/><text:tab/>echo "\n$name\t\t$city\t\t$code\t\t$phn"</text:p>
      <text:p text:style-name="P1"><text:tab/><text:tab/>echo "\n$name\t\t$city\t\t$code\t\t$phn" &gt;&gt; $fname</text:p>
      <text:p text:style-name="P1"><text:soft-page-break/><text:tab/><text:tab/>echo "\n Your data is stored in the file."</text:p>
      <text:p text:style-name="P1"><text:tab/><text:tab/></text:p>
      <text:p text:style-name="P1"><text:tab/><text:tab/>$n=`expr $n + 1`</text:p>
      <text:p text:style-name="P1"><text:tab/><text:tab/>code=-1</text:p>
      <text:p text:style-name="P1"><text:tab/><text:tab/>phn=-1</text:p>
      <text:p text:style-name="P1"><text:tab/><text:tab/></text:p>
      <text:p text:style-name="P1"><text:tab/>;;</text:p>
      <text:p text:style-name="P1"/>
      <text:p text:style-name="P1"/>
      <text:p text:style-name="P1"><text:tab/>4)<text:tab/>#Delete :</text:p>
      <text:p text:style-name="P1"><text:tab/><text:tab/>touch temp</text:p>
      <text:p text:style-name="P1"><text:tab/><text:tab/>echo "\nEnter the Name of the <text:s/>record to be deleted : "</text:p>
      <text:p text:style-name="P1"><text:tab/><text:tab/>read no</text:p>
      <text:p text:style-name="P1"/>
      <text:p text:style-name="P1"><text:tab/><text:tab/>if grep -w "$no" $fname </text:p>
      <text:p text:style-name="P1"><text:tab/><text:tab/>then</text:p>
      <text:p text:style-name="P1"><text:tab/><text:tab/><text:tab/>grep -w -v "$no" $fname &gt;&gt; temp</text:p>
      <text:p text:style-name="P1"><text:tab/><text:tab/><text:tab/>rm $fname</text:p>
      <text:p text:style-name="P1"><text:tab/><text:tab/><text:tab/>mv temp $fname</text:p>
      <text:p text:style-name="P1"><text:tab/><text:tab/>else </text:p>
      <text:p text:style-name="P1"><text:tab/><text:tab/><text:tab/>echo "\nRecord not found.."</text:p>
      <text:p text:style-name="P1"><text:tab/><text:tab/>fi</text:p>
      <text:p text:style-name="P1"><text:tab/>;;</text:p>
      <text:p text:style-name="P1"/>
      <text:p text:style-name="P1"><text:tab/></text:p>
      <text:p text:style-name="P1"/>
      <text:p text:style-name="P1"><text:tab/>5)<text:tab/>#Searching a record :</text:p>
      <text:p text:style-name="P1"><text:tab/><text:tab/>echo "\nEnter the Name of the record to be displayed : "</text:p>
      <text:p text:style-name="P1"><text:tab/><text:tab/>read no</text:p>
      <text:p text:style-name="P1"/>
      <text:p text:style-name="P1"><text:tab/><text:tab/>if grep <text:s/>-w "$no" $fname</text:p>
      <text:p text:style-name="P1"><text:tab/><text:tab/>then</text:p>
      <text:p text:style-name="P1"><text:tab/><text:tab/><text:tab/>grep -w -v "$no" $fname &gt;&gt; temp</text:p>
      <text:p text:style-name="P1"><text:tab/><text:tab/>else </text:p>
      <text:p text:style-name="P1"><text:tab/><text:tab/><text:tab/>echo "\nRecord not found.."</text:p>
      <text:p text:style-name="P1"><text:tab/><text:tab/>fi</text:p>
      <text:p text:style-name="P1"><text:tab/>;;</text:p>
      <text:p text:style-name="P1"/>
      <text:p text:style-name="P1"><text:tab/>6) <text:s/>#Modify A Record:</text:p>
      <text:p text:style-name="P1"><text:tab/><text:tab/>touch temp</text:p>
      <text:p text:style-name="P1"><text:tab/><text:tab/>echo "\nEnter the Name of the student whose record is to be modified : "</text:p>
      <text:p text:style-name="P1"><text:tab/><text:tab/>read name</text:p>
      <text:p text:style-name="P1"/>
      <text:p text:style-name="P1"><text:tab/><text:tab/></text:p>
      <text:p text:style-name="P1"><text:tab/><text:tab/>if grep -w "$name" $fname </text:p>
      <text:p text:style-name="P1"><text:tab/><text:tab/>then</text:p>
      <text:p text:style-name="P1"><text:tab/><text:tab/>grep -w -v "$name" $fname &gt;&gt; temp</text:p>
      <text:p text:style-name="P1"><text:tab/><text:tab/>echo "\nEnter Name : "</text:p>
      <text:p text:style-name="P1"><text:tab/><text:tab/>read name</text:p>
      <text:p text:style-name="P1"/>
      <text:p text:style-name="P1"/>
      <text:p text:style-name="P1"><text:soft-page-break/><text:tab/><text:tab/>echo "\nEnter City : "</text:p>
      <text:p text:style-name="P1"><text:tab/><text:tab/>read city</text:p>
      <text:p text:style-name="P1"><text:tab/><text:tab/></text:p>
      <text:p text:style-name="P1"/>
      <text:p text:style-name="P1"><text:tab/><text:tab/>while [ $code -lt 0 ]</text:p>
      <text:p text:style-name="P1"><text:tab/><text:tab/>do </text:p>
      <text:p text:style-name="P1"><text:tab/><text:tab/><text:tab/>echo "\nEnter Zipcode : "</text:p>
      <text:p text:style-name="P1"><text:tab/><text:tab/><text:tab/>read code</text:p>
      <text:p text:style-name="P1"><text:tab/><text:tab/>done</text:p>
      <text:p text:style-name="P1"/>
      <text:p text:style-name="P1"><text:tab/><text:tab/>while [ $phn -lt 0 ]</text:p>
      <text:p text:style-name="P1"><text:tab/><text:tab/>do </text:p>
      <text:p text:style-name="P1"><text:tab/><text:tab/><text:tab/>echo "\nEnter Mobile : "</text:p>
      <text:p text:style-name="P1"><text:tab/><text:tab/><text:tab/>read phn</text:p>
      <text:p text:style-name="P1"><text:tab/><text:tab/>done</text:p>
      <text:p text:style-name="P1"><text:tab/></text:p>
      <text:p text:style-name="P1"><text:tab/><text:tab/></text:p>
      <text:p text:style-name="P1"><text:tab/><text:tab/>echo "\n$name\t\t$city\t\t$code\t\t$phn" &gt;&gt;temp</text:p>
      <text:p text:style-name="P1"><text:tab/><text:tab/><text:tab/></text:p>
      <text:p text:style-name="P1"><text:tab/><text:tab/>echo "\n Your data is stored in the file."</text:p>
      <text:p text:style-name="P1"/>
      <text:p text:style-name="P1"><text:tab/><text:tab/>code=-1</text:p>
      <text:p text:style-name="P1"><text:tab/><text:tab/>phn=-1</text:p>
      <text:p text:style-name="P1"><text:tab/><text:tab/>fi</text:p>
      <text:p text:style-name="P1"/>
      <text:p text:style-name="P1"><text:tab/><text:tab/>rm $fname</text:p>
      <text:p text:style-name="P1"><text:tab/><text:tab/>mv temp $fname</text:p>
      <text:p text:style-name="P1"/>
      <text:p text:style-name="P1"><text:tab/>;;</text:p>
      <text:p text:style-name="P1"/>
      <text:p text:style-name="P1"><text:tab/>7)<text:tab/>#Exit..</text:p>
      <text:p text:style-name="P1"><text:tab/><text:tab/>echo Exitting from Program..</text:p>
      <text:p text:style-name="P1"><text:tab/>;;</text:p>
      <text:p text:style-name="P1"><text:tab/>esac</text:p>
      <text:p text:style-name="P1">done</text:p>
      <text:p text:style-name="P1"/>
      <text:p text:style-name="P1"/>
      <text:p text:style-name="P1">#OUTPUT</text:p>
      <text:p text:style-name="P1"/>
      <text:p text:style-name="P1">srushti@srushti-VirtualBox:~$ cd Desktop</text:p>
      <text:p text:style-name="P1">srushti@srushti-VirtualBox:~/Desktop$ sh address.sh</text:p>
      <text:p text:style-name="P1"/>
      <text:p text:style-name="P1"><text:tab/>Address Database</text:p>
      <text:p text:style-name="P1"><text:tab/>------------------</text:p>
      <text:p text:style-name="P1">1. Create Database</text:p>
      <text:p text:style-name="P1">2. View database</text:p>
      <text:p text:style-name="P1"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><text:soft-page-break/></text:p>
      <text:p text:style-name="P1">Your Choice : </text:p>
      <text:p text:style-name="P1">1</text:p>
      <text:p text:style-name="P1"/>
      <text:p text:style-name="P1"><text:s/>Address Database : </text:p>
      <text:p text:style-name="P1">Enter the File Name : </text:p>
      <text:p text:style-name="P1">Address1</text:p>
      <text:p text:style-name="P1"/>
      <text:p text:style-name="P1">Enter the no. of records to be entered in the file Address1 : </text:p>
      <text:p text:style-name="P1">4</text:p>
      <text:p text:style-name="P1"/>
      <text:p text:style-name="P1">Enter Name : </text:p>
      <text:p text:style-name="P1">Soham</text:p>
      <text:p text:style-name="P1"/>
      <text:p text:style-name="P1">Enter city : </text:p>
      <text:p text:style-name="P1">Pune</text:p>
      <text:p text:style-name="P1"/>
      <text:p text:style-name="P1">Enter zipcode : </text:p>
      <text:p text:style-name="P1">43</text:p>
      <text:p text:style-name="P1"/>
      <text:p text:style-name="P1">Enter mobile : </text:p>
      <text:p text:style-name="P1">4678585</text:p>
      <text:p text:style-name="P1"/>
      <text:p text:style-name="P1">Soham <text:tab/><text:tab/>Pune<text:tab/><text:tab/>43<text:tab/><text:tab/>4678585</text:p>
      <text:p text:style-name="P1"/>
      <text:p text:style-name="P1"><text:s/>Your data is stored in the file.</text:p>
      <text:p text:style-name="P1"/>
      <text:p text:style-name="P1">Enter Name : </text:p>
      <text:p text:style-name="P1">Riya</text:p>
      <text:p text:style-name="P1"/>
      <text:p text:style-name="P1">Enter city : </text:p>
      <text:p text:style-name="P1">Mumabi</text:p>
      <text:p text:style-name="P1"/>
      <text:p text:style-name="P1">Enter zipcode : </text:p>
      <text:p text:style-name="P1">67</text:p>
      <text:p text:style-name="P1"/>
      <text:p text:style-name="P1">Enter mobile : </text:p>
      <text:p text:style-name="P1">5344744</text:p>
      <text:p text:style-name="P1"/>
      <text:p text:style-name="P1">Riya <text:tab/><text:tab/>Mum<text:span text:style-name="T1">bai</text:span><text:tab/><text:tab/>67<text:tab/><text:tab/>5344744</text:p>
      <text:p text:style-name="P1"/>
      <text:p text:style-name="P1"><text:s/>Your data is stored in the file.</text:p>
      <text:p text:style-name="P1"/>
      <text:p text:style-name="P1">Enter Name : </text:p>
      <text:p text:style-name="P1">Srushti</text:p>
      <text:p text:style-name="P1"/>
      <text:p text:style-name="P1">Enter city : </text:p>
      <text:p text:style-name="P1">Banglore</text:p>
      <text:p text:style-name="P1"/>
      <text:p text:style-name="P1">Enter zipcode : </text:p>
      <text:p text:style-name="P1">45</text:p>
      <text:p text:style-name="P1"><text:soft-page-break/></text:p>
      <text:p text:style-name="P1">Enter mobile : </text:p>
      <text:p text:style-name="P1">5678903</text:p>
      <text:p text:style-name="P1"/>
      <text:p text:style-name="P1">Srushti <text:tab/><text:tab/>Banglore<text:tab/><text:tab/>45<text:tab/><text:tab/>5678903</text:p>
      <text:p text:style-name="P1"/>
      <text:p text:style-name="P1"><text:s/>Your data is stored in the file.</text:p>
      <text:p text:style-name="P1"/>
      <text:p text:style-name="P1">Enter Name : </text:p>
      <text:p text:style-name="P1">Divya</text:p>
      <text:p text:style-name="P1"/>
      <text:p text:style-name="P1">Enter city : </text:p>
      <text:p text:style-name="P1">Nagaland</text:p>
      <text:p text:style-name="P1"/>
      <text:p text:style-name="P1">Enter zipcode : </text:p>
      <text:p text:style-name="P1">78</text:p>
      <text:p text:style-name="P1"/>
      <text:p text:style-name="P1">Enter mobile : </text:p>
      <text:p text:style-name="P1">5467489 <text:s/></text:p>
      <text:p text:style-name="P1"/>
      <text:p text:style-name="P1">Divya <text:tab/><text:tab/>Nagaland<text:tab/><text:tab/>78<text:tab/><text:tab/>5467489</text:p>
      <text:p text:style-name="P1"/>
      <text:p text:style-name="P1"><text:s/>Your data is stored in the file.</text:p>
      <text:p text:style-name="P1"/>
      <text:p text:style-name="P1"><text:tab/>Address Database</text:p>
      <text:p text:style-name="P1"><text:tab/>------------------</text:p>
      <text:p text:style-name="P1">1. Create Database</text:p>
      <text:p text:style-name="P1">2. View database</text:p>
      <text:p text:style-name="P1"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/>
      <text:p text:style-name="P1">Your Choice : </text:p>
      <text:p text:style-name="P1">2</text:p>
      <text:p text:style-name="P1"/>
      <text:p text:style-name="P1"><text:tab/><text:tab/>ADDRESS DATABASE</text:p>
      <text:p text:style-name="P1">.....................................................................................................</text:p>
      <text:p text:style-name="P1"/>
      <text:p text:style-name="P1">Name<text:tab/><text:tab/>City<text:tab/><text:tab/>Zipcode<text:tab/><text:tab/>Mobile</text:p>
      <text:p text:style-name="P1">.....................................................................................................</text:p>
      <text:p text:style-name="P1"/>
      <text:p text:style-name="P1">Soham <text:tab/><text:tab/>Pune<text:tab/><text:tab/>43<text:tab/><text:tab/>4678585</text:p>
      <text:p text:style-name="P1"/>
      <text:p text:style-name="P1">Riya <text:tab/><text:tab/> <text:s text:c="8"/>Mum<text:span text:style-name="T1">bai</text:span><text:tab/>67<text:tab/><text:tab/>5344744</text:p>
      <text:p text:style-name="P1"/>
      <text:p text:style-name="P1">Srushti <text:tab/> Banglore<text:tab/><text:tab/>45<text:tab/><text:tab/>5678903</text:p>
      <text:p text:style-name="P1"/>
      <text:p text:style-name="P1">Divya <text:tab/><text:tab/>Nagaland<text:tab/><text:tab/>78<text:tab/><text:tab/>5467489</text:p>
      <text:p text:style-name="P1">.....................................................................................................</text:p>
      <text:p text:style-name="P1"><text:soft-page-break/></text:p>
      <text:p text:style-name="P1"><text:tab/>Address Database</text:p>
      <text:p text:style-name="P1"><text:tab/>------------------</text:p>
      <text:p text:style-name="P1">1. Create Database</text:p>
      <text:p text:style-name="P1">2. View database</text:p>
      <text:p text:style-name="P1"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/>
      <text:p text:style-name="P1">Your Choice : </text:p>
      <text:p text:style-name="P1">3</text:p>
      <text:p text:style-name="P1"/>
      <text:p text:style-name="P1">Enter Name : </text:p>
      <text:p text:style-name="P1">Shruti</text:p>
      <text:p text:style-name="P1"/>
      <text:p text:style-name="P1">Enter City : </text:p>
      <text:p text:style-name="P1">Nigaria</text:p>
      <text:p text:style-name="P1"/>
      <text:p text:style-name="P1">Shruti<text:tab/><text:tab/>Nigaria<text:tab/><text:tab/>78<text:tab/><text:tab/>5467489</text:p>
      <text:p text:style-name="P1"/>
      <text:p text:style-name="P1"><text:s/>Your data is stored in the file.</text:p>
      <text:p text:style-name="P1">address.sh: 92: 4=5: not found</text:p>
      <text:p text:style-name="P1"/>
      <text:p text:style-name="P1"><text:tab/>Address Database</text:p>
      <text:p text:style-name="P1"><text:tab/>------------------</text:p>
      <text:p text:style-name="P1">1. Create Database</text:p>
      <text:p text:style-name="P1">2. View database</text:p>
      <text:p text:style-name="P1"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/>
      <text:p text:style-name="P1">Your Choice : </text:p>
      <text:p text:style-name="P1">2</text:p>
      <text:p text:style-name="P1"/>
      <text:p text:style-name="P1"><text:tab/><text:tab/>ADDRESS DATABASE</text:p>
      <text:p text:style-name="P1">.....................................................................................................</text:p>
      <text:p text:style-name="P1"/>
      <text:p text:style-name="P1">Name<text:tab/><text:tab/>City<text:tab/><text:tab/>Zipcode<text:tab/><text:tab/>Mobile</text:p>
      <text:p text:style-name="P1">.....................................................................................................</text:p>
      <text:p text:style-name="P1"/>
      <text:p text:style-name="P1">Soham <text:tab/><text:tab/>Pune<text:tab/><text:tab/>43<text:tab/><text:tab/>4678585</text:p>
      <text:p text:style-name="P1"/>
      <text:p text:style-name="P1">Riya <text:tab/><text:tab/> <text:s text:c="9"/>Mumabi <text:s text:c="10"/>67<text:tab/><text:tab/>5344744</text:p>
      <text:p text:style-name="P1"/>
      <text:p text:style-name="P1">Srushti <text:tab/><text:tab/>Banglore<text:tab/>45<text:tab/><text:tab/>5678903</text:p>
      <text:p text:style-name="P1"/>
      <text:p text:style-name="P1">Divya <text:tab/><text:tab/> <text:s text:c="9"/>Nagaland<text:tab/>78<text:tab/><text:tab/>5467489</text:p>
      <text:p text:style-name="P1"><text:soft-page-break/></text:p>
      <text:p text:style-name="P1">Shruti<text:tab/><text:tab/>Nigaria<text:tab/><text:tab/>78<text:tab/><text:tab/>5467489</text:p>
      <text:p text:style-name="P1">.....................................................................................................</text:p>
      <text:p text:style-name="P1"/>
      <text:p text:style-name="P1"><text:tab/>Address Database</text:p>
      <text:p text:style-name="P1"><text:tab/>------------------</text:p>
      <text:p text:style-name="P1">1. Create Database</text:p>
      <text:p text:style-name="P1">2. View database</text:p>
      <text:p text:style-name="P1"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/>
      <text:p text:style-name="P1">Your Choice : </text:p>
      <text:p text:style-name="P1">4</text:p>
      <text:p text:style-name="P1"/>
      <text:p text:style-name="P1">Enter the Name of the <text:s/>record to be deleted : </text:p>
      <text:p text:style-name="P1">Soham</text:p>
      <text:p text:style-name="P1">Soham <text:tab/><text:tab/>Pune<text:tab/><text:tab/>43<text:tab/><text:tab/>4678585</text:p>
      <text:p text:style-name="P1"/>
      <text:p text:style-name="P1"><text:tab/>Address Database</text:p>
      <text:p text:style-name="P1"><text:tab/>------------------</text:p>
      <text:p text:style-name="P1">1. Create Database</text:p>
      <text:p text:style-name="P1">2. View database</text:p>
      <text:p text:style-name="P1"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/>
      <text:p text:style-name="P1">Your Choice : </text:p>
      <text:p text:style-name="P1">2</text:p>
      <text:p text:style-name="P1"/>
      <text:p text:style-name="P1"><text:tab/><text:tab/>ADDRESS DATABASE</text:p>
      <text:p text:style-name="P1">.....................................................................................................</text:p>
      <text:p text:style-name="P1"/>
      <text:p text:style-name="P1">Name<text:tab/><text:tab/>City<text:tab/><text:tab/>Zipcode<text:tab/><text:tab/>Mobile</text:p>
      <text:p text:style-name="P1">.....................................................................................................</text:p>
      <text:p text:style-name="P1"/>
      <text:p text:style-name="P1"/>
      <text:p text:style-name="P1">Riya <text:tab/><text:tab/>Mumabi<text:tab/><text:tab/>67<text:tab/><text:tab/>5344744</text:p>
      <text:p text:style-name="P1"/>
      <text:p text:style-name="P1">Srushti <text:s text:c="8"/>Banglore<text:tab/><text:tab/>45<text:tab/><text:tab/>5678903</text:p>
      <text:p text:style-name="P1"/>
      <text:p text:style-name="P1">Divya <text:tab/><text:tab/>Nagaland<text:tab/><text:tab/>78<text:tab/><text:tab/>5467489</text:p>
      <text:p text:style-name="P1"/>
      <text:p text:style-name="P1">Shruti<text:tab/><text:tab/>Nigaria<text:tab/><text:tab/>78<text:tab/><text:tab/>5467489</text:p>
      <text:p text:style-name="P1">.....................................................................................................</text:p>
      <text:p text:style-name="P1"/>
      <text:p text:style-name="P1"><text:tab/>Address Database</text:p>
      <text:p text:style-name="P1"><text:soft-page-break/><text:tab/>------------------</text:p>
      <text:p text:style-name="P1">1. Create Database</text:p>
      <text:p text:style-name="P1">2. View database</text:p>
      <text:p text:style-name="P1"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/>
      <text:p text:style-name="P1">Your Choice : </text:p>
      <text:p text:style-name="P1">5</text:p>
      <text:p text:style-name="P1"/>
      <text:p text:style-name="P1">Enter the Name of the record to be displayed : </text:p>
      <text:p text:style-name="P1">Srushti</text:p>
      <text:p text:style-name="P1">Srushti <text:tab/><text:tab/>Banglore<text:tab/><text:tab/>45<text:tab/><text:tab/>5678903</text:p>
      <text:p text:style-name="P1"/>
      <text:p text:style-name="P1"><text:tab/>Address Database</text:p>
      <text:p text:style-name="P1"><text:tab/>------------------</text:p>
      <text:p text:style-name="P1">1. Create Database</text:p>
      <text:p text:style-name="P1">2. View database</text:p>
      <text:p text:style-name="P1"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/>
      <text:p text:style-name="P1">Your Choice : </text:p>
      <text:p text:style-name="P1">6</text:p>
      <text:p text:style-name="P1"/>
      <text:p text:style-name="P1">Enter the Name of the student whose record is to be modified : </text:p>
      <text:p text:style-name="P1">Srushti</text:p>
      <text:p text:style-name="P1">Srushti <text:tab/><text:tab/>Banglore<text:tab/><text:tab/>45<text:tab/><text:tab/>5678903</text:p>
      <text:p text:style-name="P1"/>
      <text:p text:style-name="P1">Enter Name : </text:p>
      <text:p text:style-name="P1">Megha</text:p>
      <text:p text:style-name="P1"/>
      <text:p text:style-name="P1">Enter City : </text:p>
      <text:p text:style-name="P1">Pune</text:p>
      <text:p text:style-name="P1"/>
      <text:p text:style-name="P1">Enter Zipcode : </text:p>
      <text:p text:style-name="P1">45</text:p>
      <text:p text:style-name="P1"/>
      <text:p text:style-name="P1">Enter Mobile : </text:p>
      <text:p text:style-name="P1">7896543</text:p>
      <text:p text:style-name="P1"/>
      <text:p text:style-name="P1"><text:s/>Your data is stored in the file.</text:p>
      <text:p text:style-name="P1"/>
      <text:p text:style-name="P1"><text:tab/>Address Database</text:p>
      <text:p text:style-name="P1"><text:tab/>------------------</text:p>
      <text:p text:style-name="P1">1. Create Database</text:p>
      <text:p text:style-name="P1">2. View database</text:p>
      <text:p text:style-name="P1"><text:soft-page-break/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/>
      <text:p text:style-name="P1">Your Choice : </text:p>
      <text:p text:style-name="P1">2</text:p>
      <text:p text:style-name="P1"/>
      <text:p text:style-name="P1"><text:tab/><text:tab/>ADDRESS DATABASE</text:p>
      <text:p text:style-name="P1">.....................................................................................................</text:p>
      <text:p text:style-name="P1"/>
      <text:p text:style-name="P1">Name<text:tab/><text:tab/>City<text:tab/><text:tab/>Zipcode<text:tab/><text:tab/>Mobile</text:p>
      <text:p text:style-name="P1">.....................................................................................................</text:p>
      <text:p text:style-name="P1"/>
      <text:p text:style-name="P1"/>
      <text:p text:style-name="P1">Riya <text:tab/><text:tab/>Mum<text:span text:style-name="T1">bai</text:span><text:tab/><text:tab/>67<text:tab/><text:tab/>5344744</text:p>
      <text:p text:style-name="P1"/>
      <text:p text:style-name="P1">Divya <text:tab/><text:tab/>Nagaland<text:tab/><text:tab/>78<text:tab/><text:tab/>5467489</text:p>
      <text:p text:style-name="P1"/>
      <text:p text:style-name="P1">Shruti<text:tab/><text:tab/>Nigaria<text:tab/><text:tab/>78<text:tab/><text:tab/>5467489</text:p>
      <text:p text:style-name="P1"/>
      <text:p text:style-name="P1">Megha<text:tab/>Pune<text:tab/><text:tab/> <text:s text:c="10"/>45<text:tab/><text:tab/>7896543</text:p>
      <text:p text:style-name="P1">.....................................................................................................</text:p>
      <text:p text:style-name="P1"/>
      <text:p text:style-name="P1"><text:tab/>Address Database</text:p>
      <text:p text:style-name="P1"><text:tab/>------------------</text:p>
      <text:p text:style-name="P1">1. Create Database</text:p>
      <text:p text:style-name="P1">2. View database</text:p>
      <text:p text:style-name="P1">3. Insert a record</text:p>
      <text:p text:style-name="P1">4. Delete a record</text:p>
      <text:p text:style-name="P1">5. Search a record. </text:p>
      <text:p text:style-name="P1">6.Modify A Record.</text:p>
      <text:p text:style-name="P1">7.Exit..</text:p>
      <text:p text:style-name="P1"/>
      <text:p text:style-name="P1">Your Choice : </text:p>
      <text:p text:style-name="P1">7</text:p>
      <text:p text:style-name="P1">Exitting from Program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8:38:01.112297703</meta:creation-date>
    <dc:date>2023-09-24T18:50:34.439655798</dc:date>
    <meta:editing-duration>PT2M23S</meta:editing-duration>
    <meta:editing-cycles>1</meta:editing-cycles>
    <meta:document-statistic meta:table-count="0" meta:image-count="0" meta:object-count="0" meta:page-count="10" meta:paragraph-count="370" meta:word-count="1098" meta:character-count="7913" meta:non-whitespace-character-count="6620"/>
    <meta:generator>LibreOffice/7.3.7.2$Linux_X86_64 LibreOffice_project/30$Build-2</meta:generator>
  </office:meta>
</office:document-meta>
</file>